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 fo:min-height="0.25cm" fo:min-width="22.7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10.15cm" fo:min-width="0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3.95cm" fo:min-width="2.1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draw:fill-color="#ed4c05" draw:textarea-horizontal-align="justify" draw:textarea-vertical-align="middle" draw:auto-grow-height="false" fo:min-height="0.75cm" fo:min-width="0.5cm"/>
    </style:style>
    <style:style style:name="gr6" style:family="graphic" style:parent-style-name="standard">
      <style:graphic-properties draw:stroke="none" draw:fill-color="#c9211e" draw:textarea-horizontal-align="justify" draw:textarea-vertical-align="middle" draw:auto-grow-height="false" fo:min-height="0.75cm" fo:min-width="0.5cm"/>
    </style:style>
    <style:style style:name="gr7" style:family="graphic" style:parent-style-name="standard">
      <style:graphic-properties draw:stroke="none" draw:textarea-vertical-align="middle" draw:auto-grow-height="false" fo:min-height="1.95cm" fo:min-width="1.477cm"/>
    </style:style>
    <style:style style:name="gr8" style:family="graphic" style:parent-style-name="standard">
      <style:graphic-properties draw:stroke="none" draw:fill-color="#e8a202" draw:textarea-horizontal-align="justify" draw:textarea-vertical-align="middle" draw:auto-grow-height="false" fo:min-height="0.75cm" fo:min-width="1.1cm"/>
    </style:style>
    <style:style style:name="gr9" style:family="graphic" style:parent-style-name="standard">
      <style:graphic-properties draw:stroke="none" draw:fill-color="#168253" draw:textarea-horizontal-align="justify" draw:textarea-vertical-align="middle" draw:auto-grow-height="false" fo:min-height="0.882cm" fo:min-width="0.632cm"/>
    </style:style>
    <style:style style:name="gr10" style:family="graphic" style:parent-style-name="standard">
      <style:graphic-properties draw:stroke="none" draw:fill-color="#069a2e" draw:textarea-horizontal-align="justify" draw:textarea-vertical-align="middle" draw:auto-grow-height="false" fo:min-height="0.882cm" fo:min-width="0.632cm"/>
    </style:style>
    <style:style style:name="gr11" style:family="graphic" style:parent-style-name="standard">
      <style:graphic-properties draw:stroke="none" draw:fill-color="#0093d9" draw:textarea-horizontal-align="justify" draw:textarea-vertical-align="middle" draw:auto-grow-height="false" fo:min-height="1.024cm" fo:min-width="0.774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75cm" fo:min-width="0.5cm"/>
    </style:style>
    <style:style style:name="gr13" style:family="graphic" style:parent-style-name="standard">
      <style:graphic-properties draw:stroke="none" draw:textarea-horizontal-align="justify" draw:textarea-vertical-align="middle" draw:auto-grow-height="false" fo:min-height="0.15cm" fo:min-width="3.7cm"/>
    </style:style>
    <style:style style:name="gr14" style:family="graphic" style:parent-style-name="standard">
      <style:graphic-properties draw:stroke="none" draw:textarea-horizontal-align="justify" draw:textarea-vertical-align="middle" draw:auto-grow-height="false" fo:min-height="1.45cm" fo:min-width="0cm"/>
    </style:style>
    <style:style style:name="gr15" style:family="graphic" style:parent-style-name="standard">
      <style:graphic-properties draw:stroke="none" draw:textarea-horizontal-align="justify" draw:textarea-vertical-align="middle" draw:auto-grow-height="false" fo:min-height="0.15cm" fo:min-width="3.1cm"/>
    </style:style>
    <style:style style:name="gr16" style:family="graphic" style:parent-style-name="standard">
      <style:graphic-properties draw:stroke="none" draw:marker-start="" draw:textarea-horizontal-align="justify" draw:textarea-vertical-align="middle" draw:auto-grow-height="false" fo:min-height="1.306cm" fo:min-width="0.914cm"/>
    </style:style>
    <style:style style:name="gr17" style:family="graphic" style:parent-style-name="standard">
      <style:graphic-properties draw:stroke="none" draw:textarea-horizontal-align="justify" draw:textarea-vertical-align="middle" draw:auto-grow-height="false" fo:min-height="1.55cm" fo:min-width="2.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standard">
      <style:graphic-properties draw:fill-color="#5b277d" draw:textarea-horizontal-align="justify" draw:textarea-vertical-align="middle" draw:auto-grow-height="false" fo:min-height="0.366cm" fo:min-width="0.846cm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textarea-horizontal-align="justify" draw:textarea-vertical-align="middle" draw:auto-grow-height="false" fo:min-height="3.95cm" fo:min-width="2.1cm"/>
    </style:style>
    <style:style style:name="gr23" style:family="graphic" style:parent-style-name="standard">
      <style:graphic-properties draw:stroke="none" draw:stroke-dash="Fine_20_Dashed" draw:fill-color="#069a2e" draw:textarea-horizontal-align="justify" draw:textarea-vertical-align="middle" draw:auto-grow-height="false" fo:min-height="0.882cm" fo:min-width="0.632cm"/>
    </style:style>
    <style:style style:name="gr24" style:family="graphic" style:parent-style-name="standard">
      <style:graphic-properties draw:textarea-horizontal-align="justify" draw:textarea-vertical-align="middle" draw:auto-grow-height="false" fo:min-height="0.15cm" fo:min-width="3.7cm"/>
    </style:style>
    <style:style style:name="gr25" style:family="graphic" style:parent-style-name="standard">
      <style:graphic-properties draw:textarea-horizontal-align="justify" draw:textarea-vertical-align="middle" draw:auto-grow-height="false" fo:min-height="6.35cm" fo:min-width="2.1cm"/>
    </style:style>
    <style:style style:name="gr26" style:family="graphic" style:parent-style-name="standard">
      <style:graphic-properties draw:textarea-horizontal-align="justify" draw:textarea-vertical-align="middle" draw:auto-grow-height="false" fo:min-height="6.15cm" fo:min-width="2.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81cm"/>
    </style:style>
    <style:style style:name="gr28" style:family="graphic" style:parent-style-name="standard">
      <style:graphic-properties draw:textarea-horizontal-align="justify" draw:textarea-vertical-align="middle" draw:auto-grow-height="false" fo:min-height="0.537cm" fo:min-width="9.09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93cm"/>
    </style:style>
    <style:style style:name="gr30" style:family="graphic" style:parent-style-name="standard">
      <style:graphic-properties draw:textarea-horizontal-align="justify" draw:textarea-vertical-align="middle" draw:auto-grow-height="false" fo:min-height="0.538cm" fo:min-width="9.09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609cm"/>
    </style:style>
    <style:style style:name="gr32" style:family="graphic" style:parent-style-name="standard">
      <style:graphic-properties draw:textarea-horizontal-align="justify" draw:textarea-vertical-align="middle" draw:auto-grow-height="false" fo:min-height="1.376cm" fo:min-width="2.326cm"/>
    </style:style>
    <style:style style:name="gr33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34" style:family="graphic" style:parent-style-name="objectwithoutfill">
      <style:graphic-properties draw:marker-end="Arrow" draw:marker-end-width="0.3cm" draw:fill="solid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37" style:family="graphic" style:parent-style-name="standard">
      <style:graphic-properties draw:textarea-horizontal-align="justify" draw:textarea-vertical-align="middle" draw:auto-grow-height="false" fo:min-height="1.014cm" fo:min-width="2.164cm"/>
    </style:style>
    <style:style style:name="gr38" style:family="graphic" style:parent-style-name="standard">
      <style:graphic-properties draw:textarea-horizontal-align="justify" draw:textarea-vertical-align="middle" draw:auto-grow-height="false" fo:min-height="1.556cm" fo:min-width="1.706cm"/>
    </style:style>
    <style:style style:name="gr39" style:family="graphic" style:parent-style-name="standard">
      <style:graphic-properties draw:textarea-horizontal-align="justify" draw:textarea-vertical-align="middle" draw:auto-grow-height="false" fo:min-height="0.632cm" fo:min-width="1.642cm"/>
    </style:style>
    <style:style style:name="gr40" style:family="graphic" style:parent-style-name="standard">
      <style:graphic-properties draw:textarea-horizontal-align="justify" draw:textarea-vertical-align="middle" draw:auto-grow-height="false" fo:min-height="1.014cm" fo:min-width="1.764cm"/>
    </style:style>
    <style:style style:name="gr41" style:family="graphic" style:parent-style-name="standard">
      <style:graphic-properties draw:textarea-horizontal-align="justify" draw:textarea-vertical-align="middle" draw:auto-grow-height="false" fo:min-height="0.75cm" fo:min-width="1.3cm"/>
    </style:style>
    <style:style style:name="gr42" style:family="graphic" style:parent-style-name="standard">
      <style:graphic-properties draw:textarea-horizontal-align="justify" draw:textarea-vertical-align="middle" draw:auto-grow-height="false" fo:min-height="0.632cm" fo:min-width="1.516cm"/>
    </style:style>
    <style:style style:name="gr43" style:family="graphic" style:parent-style-name="standard">
      <style:graphic-properties draw:stroke="dash" draw:stroke-dash="Fine_20_Dashed" svg:stroke-width="0.053cm" draw:marker-start-width="0.279cm" draw:marker-end-width="0.279cm" draw:opacity="0%" draw:textarea-horizontal-align="justify" draw:textarea-vertical-align="middle" draw:auto-grow-height="false" fo:min-height="5.698cm" fo:min-width="9.248cm" fo:padding-top="0.151cm" fo:padding-bottom="0.151cm" fo:padding-left="0.276cm" fo:padding-right="0.276cm"/>
    </style:style>
    <style:style style:name="gr44" style:family="graphic" style:parent-style-name="standard">
      <style:graphic-properties draw:stroke="dash" draw:stroke-dash="Fine_20_Dashed" svg:stroke-width="0.053cm" draw:marker-start-width="0.279cm" draw:marker-end-width="0.279cm" draw:opacity="0%" draw:textarea-horizontal-align="justify" draw:textarea-vertical-align="middle" draw:auto-grow-height="false" fo:min-height="6.898cm" fo:min-width="9.248cm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loext:graphic-properties draw:fill-color="#ed4c05"/>
      <style:paragraph-properties fo:text-align="center"/>
      <style:text-properties fo:font-size="10.5pt" style:font-size-asian="10.5pt" style:font-size-complex="10.5pt"/>
    </style:style>
    <style:style style:name="P4" style:family="paragraph">
      <loext:graphic-properties draw:fill-color="#c9211e"/>
      <style:paragraph-properties fo:text-align="center"/>
      <style:text-properties fo:font-size="10.5pt" style:font-size-asian="10.5pt" style:font-size-complex="10.5pt"/>
    </style:style>
    <style:style style:name="P5" style:family="paragraph">
      <loext:graphic-properties draw:fill-color="#e8a202"/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-color="#e8a202"/>
      <style:paragraph-properties fo:text-align="center"/>
      <style:text-properties fo:font-size="10.5pt"/>
    </style:style>
    <style:style style:name="P7" style:family="paragraph">
      <loext:graphic-properties draw:fill-color="#168253"/>
      <style:paragraph-properties fo:text-align="center"/>
      <style:text-properties fo:font-size="10.5pt"/>
    </style:style>
    <style:style style:name="P8" style:family="paragraph">
      <loext:graphic-properties draw:fill-color="#069a2e"/>
      <style:paragraph-properties fo:text-align="center"/>
      <style:text-properties fo:font-size="10.5pt"/>
    </style:style>
    <style:style style:name="P9" style:family="paragraph">
      <loext:graphic-properties draw:fill-color="#0093d9"/>
      <style:paragraph-properties fo:text-align="center"/>
      <style:text-properties fo:font-size="10.5pt"/>
    </style:style>
    <style:style style:name="P10" style:family="paragraph">
      <loext:graphic-properties draw:fill-color="#ff0000"/>
      <style:paragraph-properties fo:text-align="center"/>
      <style:text-properties fo:font-size="10.5pt" style:font-size-asian="10.5pt" style:font-size-complex="10.5pt"/>
    </style:style>
    <style:style style:name="P11" style:family="paragraph">
      <loext:graphic-properties draw:fill="none" draw:fill-color="#ffffff"/>
      <style:text-properties fo:font-size="10.5pt" style:font-size-asian="10.5pt" style:font-size-complex="10.5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5b277d"/>
      <style:paragraph-properties fo:text-align="center"/>
      <style:text-properties fo:color="#ffffff" fo:font-size="10.5pt" style:font-size-asian="10.5pt" style:font-size-complex="10.5pt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ffffff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text-properties fo:font-size="13pt" style:font-size-asian="13pt" style:font-size-complex="13pt"/>
    </style:style>
    <style:style style:name="P17" style:family="paragraph">
      <style:paragraph-properties fo:text-align="center"/>
      <style:text-properties fo:font-size="10.5pt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opacity="0%"/>
      <style:paragraph-properties fo:text-align="center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/>
    </style:style>
    <style:style style:name="T3" style:family="text">
      <style:text-properties fo:color="#ffffff" fo:font-size="10.5pt" style:font-size-asian="10.5pt" style:font-size-complex="10.5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3.2cm" svg:height="0.5cm" svg:x="2.6cm" svg:y="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10.4cm" svg:x="25.4cm" svg:y="4cm">
          <text:p/>
          <draw:enhanced-geometry svg:viewBox="0 0 21600 21600" draw:type="rectangle" draw:enhanced-path="M 0 0 L 21600 0 21600 21600 0 21600 0 0 Z N"/>
        </draw:custom-shape>
        <draw:custom-shape draw:name="ddd" draw:style-name="gr3" draw:text-style-name="P2" xml:id="id6" draw:id="id6" draw:layer="layout" svg:width="2.6cm" svg:height="4.2cm" svg:x="15.2cm" svg:y="11cm">
          <text:p text:style-name="P1"><text:span text:style-name="T1">Arduino mega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6cm" svg:y1="4.6cm" svg:x2="15.6cm" svg:y2="7.3cm" draw:start-shape="id1" draw:start-glue-point="6" draw:end-shape="id2" draw:end-glue-point="3" svg:d="M14600 4600v2700h1000" svg:viewBox="0 0 1001 2701">
          <text:p/>
        </draw:connector>
        <draw:custom-shape draw:style-name="gr5" draw:text-style-name="P3" xml:id="id3" draw:id="id3" draw:layer="layout" svg:width="2cm" svg:height="2cm" svg:x="19.022cm" svg:y="2.444cm">
          <text:p text:style-name="P1"><text:span text:style-name="T1">Sol 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4" xml:id="id4" draw:id="id4" draw:layer="layout" svg:width="2cm" svg:height="2cm" svg:x="24.5cm" svg:y="9.4cm">
          <text:p text:style-name="P1"><text:span text:style-name="T1">Sol Ou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1.977cm" svg:height="2.2cm" draw:transform="rotate (2.3389157305976) translate (25.608cm 4.903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8" draw:text-style-name="P5" draw:layer="layout" svg:width="1.6cm" svg:height="1cm" svg:x="16.2cm" svg:y="3cm">
          <text:p text:style-name="P1"><text:span text:style-name="T1">Flow i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6cm" svg:height="1cm" svg:x="24.8cm" svg:y="7.6cm">
          <text:p text:style-name="P1"><text:span text:style-name="T2">Flow Out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6cm" svg:height="1.6cm" svg:x="24.8cm" svg:y="5.2cm">
          <text:p text:style-name="P1"><text:span text:style-name="T2">PS 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6cm" svg:height="1.6cm" svg:x="9cm" svg:y="2.6cm">
          <text:p text:style-name="P1"><text:span text:style-name="T2">PS 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8cm" svg:height="1.8cm" svg:x="11cm" svg:y="2.6cm">
          <text:p text:style-name="P1"><text:span text:style-name="T2">O2 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xml:id="id1" draw:id="id1" draw:layer="layout" svg:width="2cm" svg:height="2cm" svg:x="13.6cm" svg:y="2.6cm">
          <text:p text:style-name="P1"><text:span text:style-name="T1">Sol R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ddd" draw:style-name="gr3" draw:text-style-name="P2" draw:layer="layout" svg:width="2.6cm" svg:height="4.2cm" svg:x="3.4cm" svg:y="11cm">
          <text:p text:style-name="P1"><text:span text:style-name="T1">Arduino Mega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2cm" svg:height="0.4cm" svg:x="3.2cm" svg:y="6.4cm">
          <text:p text:style-name="P1"><text:span text:style-name="T1">O2 O2 O2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cm" svg:height="1.7cm" svg:x="7.4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2cm" svg:height="2cm" svg:x="6.6cm" svg:y="5.7cm">
          <text:p text:style-name="P1"><text:span text:style-name="T1">Sol O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2" draw:layer="layout" svg:width="3.6cm" svg:height="0.4cm" svg:x="2.6cm" svg:y="3.3cm">
          <text:p text:style-name="P1"><text:span text:style-name="T1">Filtered Air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2.2cm" svg:x="6.6cm" svg:y="2.4cm">
          <text:p text:style-name="P1">Ba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2" draw:id="id2" draw:layer="layout" svg:width="3cm" svg:height="1.8cm" svg:x="15.6cm" svg:y="6.4cm">
          <text:p text:style-name="P1"><text:span text:style-name="T1">Relay Driv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0.022cm" svg:y1="4.444cm" svg:x2="17.1cm" svg:y2="6.4cm" draw:start-shape="id3" draw:start-glue-point="6" draw:end-shape="id2" draw:end-glue-point="0" svg:d="M20022 4444v979h-2922v977" svg:viewBox="0 0 2923 1957">
          <text:p/>
        </draw:connector>
        <draw:connector draw:style-name="gr4" draw:text-style-name="P1" draw:layer="layout" svg:x1="24.5cm" svg:y1="10.4cm" svg:x2="18.6cm" svg:y2="7.3cm" draw:start-shape="id4" draw:start-glue-point="5" draw:end-shape="id2" draw:end-glue-point="1" svg:d="M24500 10400h-2950v-3100h-2950" svg:viewBox="0 0 5901 3101">
          <text:p/>
        </draw:connector>
        <draw:connector draw:style-name="gr4" draw:text-style-name="P1" draw:layer="layout" svg:x1="8.6cm" svg:y1="6.7cm" svg:x2="17.1cm" svg:y2="8.2cm" draw:start-shape="id5" draw:start-glue-point="7" draw:end-shape="id2" draw:end-glue-point="2" svg:d="M8600 6700h3501v2000h4999v-500" svg:viewBox="0 0 8501 2001">
          <text:p/>
        </draw:connector>
        <draw:connector draw:style-name="gr4" draw:text-style-name="P1" draw:layer="layout" svg:x1="17.1cm" svg:y1="8.2cm" svg:x2="16.5cm" svg:y2="11cm" draw:start-shape="id2" draw:end-shape="id6" draw:end-glue-point="0" svg:d="M17100 8200v1400h-600v1400" svg:viewBox="0 0 601 2801">
          <text:p/>
        </draw:connector>
        <draw:frame draw:style-name="gr18" draw:text-style-name="P11" draw:layer="layout" svg:width="4.4cm" svg:height="0.873cm" svg:x="16.6cm" svg:y="10.127cm">
          <draw:text-box>
            <text:p><text:span text:style-name="T1">4 Digital Outputs</text:span></text:p>
          </draw:text-box>
        </draw:frame>
        <draw:frame draw:style-name="gr19" draw:text-style-name="P12" draw:layer="layout" svg:width="5.6cm" svg:height="0.962cm" svg:x="1.2cm" svg:y="0.6cm">
          <draw:text-box>
            <text:p>Outputs</text:p>
          </draw:text-box>
        </draw:frame>
        <draw:custom-shape draw:style-name="gr20" draw:text-style-name="P13" draw:layer="layout" svg:width="2.4cm" svg:height="1.1cm" svg:x="3.6cm" svg:y="6.8cm">
          <text:p text:style-name="P1"><text:span text:style-name="T3">O2 PSW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3.2cm" svg:height="0.5cm" svg:x="2.6cm" svg:y="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10.4cm" svg:x="25.4cm" svg:y="4cm">
          <text:p/>
          <draw:enhanced-geometry svg:viewBox="0 0 21600 21600" draw:type="rectangle" draw:enhanced-path="M 0 0 L 21600 0 21600 21600 0 21600 0 0 Z N"/>
        </draw:custom-shape>
        <draw:custom-shape draw:name="ddd" draw:style-name="gr22" draw:text-style-name="P2" xml:id="id8" draw:id="id8" draw:layer="layout" svg:width="2.6cm" svg:height="4.2cm" svg:x="15.2cm" svg:y="11cm">
          <text:p text:style-name="P1"><text:span text:style-name="T1">Operation mega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9.8cm" svg:y1="4.2cm" svg:x2="15.2cm" svg:y2="13.1cm" draw:start-shape="id7" draw:start-glue-point="8" draw:end-shape="id8" draw:end-glue-point="3" svg:d="M9800 4200v8900h5400" svg:viewBox="0 0 5401 8901">
          <text:p/>
        </draw:connector>
        <draw:custom-shape draw:style-name="gr5" draw:text-style-name="P3" draw:layer="layout" svg:width="2cm" svg:height="2cm" svg:x="19.022cm" svg:y="2.444cm">
          <text:p text:style-name="P1"><text:span text:style-name="T1">Sol 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4" draw:layer="layout" svg:width="2cm" svg:height="2cm" svg:x="24.6cm" svg:y="9.4cm">
          <text:p text:style-name="P1"><text:span text:style-name="T1">Sol Ou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1.977cm" svg:height="2.2cm" draw:transform="rotate (2.30086755290412) translate (25.575cm 4.92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8" draw:text-style-name="P5" xml:id="id9" draw:id="id9" draw:layer="layout" svg:width="1.6cm" svg:height="1cm" svg:x="16.2cm" svg:y="3cm">
          <text:p text:style-name="P1"><text:span text:style-name="T1">Flow i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12" draw:id="id12" draw:layer="layout" svg:width="1.6cm" svg:height="1cm" svg:x="24.8cm" svg:y="7.6cm">
          <text:p text:style-name="P1"><text:span text:style-name="T2">Flow Out</text:span></text:p>
          <draw:enhanced-geometry svg:viewBox="0 0 21600 21600" draw:type="rectangle" draw:enhanced-path="M 0 0 L 21600 0 21600 21600 0 21600 0 0 Z N"/>
        </draw:custom-shape>
        <draw:custom-shape draw:style-name="gr9" draw:text-style-name="P7" xml:id="id10" draw:id="id10" draw:layer="layout" svg:width="1.6cm" svg:height="1.6cm" svg:x="24.8cm" svg:y="5.2cm">
          <text:p text:style-name="P1"><text:span text:style-name="T2">PS 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8" xml:id="id7" draw:id="id7" draw:layer="layout" svg:width="1.6cm" svg:height="1.6cm" svg:x="9cm" svg:y="2.6cm">
          <text:p text:style-name="P1"><text:span text:style-name="T2">PS 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xml:id="id11" draw:id="id11" draw:layer="layout" svg:width="1.8cm" svg:height="1.8cm" svg:x="11cm" svg:y="2.6cm">
          <text:p text:style-name="P1"><text:span text:style-name="T2">O2 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2cm" svg:height="2cm" svg:x="13.6cm" svg:y="2.6cm">
          <text:p text:style-name="P1"><text:span text:style-name="T1">Sol R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ddd" draw:style-name="gr22" draw:text-style-name="P2" draw:layer="layout" svg:width="2.6cm" svg:height="4.2cm" svg:x="2.4cm" svg:y="11.4cm">
          <text:p text:style-name="P1"><text:span text:style-name="T1">Display Mega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4.2cm" svg:height="0.4cm" svg:x="3.2cm" svg:y="6.4cm">
          <text:p text:style-name="P1"><text:span text:style-name="T1">O2 O2 O2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cm" svg:height="1.7cm" svg:x="7.4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6.6cm" svg:y="5.7cm">
          <text:p text:style-name="P1"><text:span text:style-name="T1">Sol O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2" draw:layer="layout" svg:width="3.6cm" svg:height="0.4cm" svg:x="2.6cm" svg:y="3.3cm">
          <text:p text:style-name="P1"><text:span text:style-name="T1">Filtered Air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2.2cm" svg:x="6.6cm" svg:y="2.4cm">
          <text:p text:style-name="P1">Ba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1" draw:layer="layout" svg:width="4.4cm" svg:height="0.873cm" svg:x="18.8cm" svg:y="14cm">
          <draw:text-box>
            <text:p><text:span text:style-name="T1">4 Digital Outputs</text:span></text:p>
          </draw:text-box>
        </draw:frame>
        <draw:frame draw:style-name="gr19" draw:text-style-name="P12" draw:layer="layout" svg:width="6.2cm" svg:height="0.962cm" svg:x="1cm" svg:y="0.4cm">
          <draw:text-box>
            <text:p>Inputs</text:p>
          </draw:text-box>
        </draw:frame>
        <draw:connector draw:style-name="gr4" draw:text-style-name="P1" draw:layer="layout" draw:line-skew="-1.35cm" svg:x1="17cm" svg:y1="4cm" svg:x2="16.5cm" svg:y2="11cm" draw:start-shape="id9" draw:start-glue-point="2" svg:d="M17000 4000v2400h-500v4600" svg:viewBox="0 0 501 7001">
          <text:p/>
        </draw:connector>
        <draw:connector draw:style-name="gr4" draw:text-style-name="P1" draw:layer="layout" svg:x1="24.8cm" svg:y1="6cm" svg:x2="17.8cm" svg:y2="13.1cm" draw:start-shape="id10" draw:start-glue-point="6" draw:end-shape="id8" draw:end-glue-point="1" svg:d="M24800 6000h-3479v7100h-3521" svg:viewBox="0 0 7001 7101">
          <text:p/>
        </draw:connector>
        <draw:connector draw:style-name="gr4" draw:text-style-name="P1" draw:layer="layout" svg:x1="11.9cm" svg:y1="4.4cm" svg:x2="15.2cm" svg:y2="13.1cm" draw:start-shape="id11" draw:start-glue-point="8" draw:end-shape="id8" draw:end-glue-point="3" svg:d="M11900 4400v8700h3300" svg:viewBox="0 0 3301 8701">
          <text:p/>
        </draw:connector>
        <draw:connector draw:style-name="gr4" draw:text-style-name="P1" draw:layer="layout" svg:x1="24.8cm" svg:y1="8.1cm" svg:x2="17.8cm" svg:y2="13.1cm" draw:start-shape="id12" draw:start-glue-point="3" draw:end-shape="id8" draw:end-glue-point="1" svg:d="M24800 8100h-3479v5000h-3521" svg:viewBox="0 0 7001 5001">
          <text:p/>
        </draw:connector>
        <draw:custom-shape draw:style-name="gr20" draw:text-style-name="P13" draw:layer="layout" svg:width="2.4cm" svg:height="1.1cm" svg:x="3.601cm" svg:y="6.801cm">
          <text:p text:style-name="P1"><text:span text:style-name="T3">O2 PSW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" draw:text-style-name="P1" draw:layer="layout" svg:width="23.2cm" svg:height="0.5cm" svg:x="2.6cm" svg:y="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10.4cm" svg:x="25.4cm" svg:y="4cm">
          <text:p/>
          <draw:enhanced-geometry svg:viewBox="0 0 21600 21600" draw:type="rectangle" draw:enhanced-path="M 0 0 L 21600 0 21600 21600 0 21600 0 0 Z N"/>
        </draw:custom-shape>
        <draw:custom-shape draw:name="ddd" draw:style-name="gr25" draw:text-style-name="P2" draw:layer="layout" svg:width="2.6cm" svg:height="6.6cm" svg:x="15.8cm" svg:y="8.6cm">
          <text:p text:style-name="P1"><text:span text:style-name="T1">Arduino mega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19.022cm" svg:y="2.444cm">
          <text:p text:style-name="P1"><text:span text:style-name="T1">Sol 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4" draw:layer="layout" svg:width="2cm" svg:height="2cm" svg:x="24.6cm" svg:y="9.4cm">
          <text:p text:style-name="P1"><text:span text:style-name="T1">Sol Ou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1.977cm" svg:height="2.2cm" draw:transform="rotate (2.30086755290412) translate (25.575cm 4.92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8" draw:text-style-name="P5" draw:layer="layout" svg:width="1.6cm" svg:height="1cm" svg:x="16.2cm" svg:y="3cm">
          <text:p text:style-name="P1"><text:span text:style-name="T1">Flow i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6cm" svg:height="1cm" svg:x="24.8cm" svg:y="7.6cm">
          <text:p text:style-name="P1"><text:span text:style-name="T2">Flow Out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6cm" svg:height="1.6cm" svg:x="24.8cm" svg:y="5.2cm">
          <text:p text:style-name="P1"><text:span text:style-name="T2">PS 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6cm" svg:height="1.6cm" svg:x="9cm" svg:y="2.6cm">
          <text:p text:style-name="P1"><text:span text:style-name="T2">PS 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8cm" svg:height="1.8cm" svg:x="11cm" svg:y="2.6cm">
          <text:p text:style-name="P1"><text:span text:style-name="T2">O2 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2cm" svg:height="2cm" svg:x="13.6cm" svg:y="2.6cm">
          <text:p text:style-name="P1"><text:span text:style-name="T1">Sol Rel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ddd" draw:style-name="gr26" draw:text-style-name="P2" draw:layer="layout" svg:width="2.6cm" svg:height="6.4cm" svg:x="3cm" svg:y="8.8cm">
          <text:p text:style-name="P1"><text:span text:style-name="T1">Arduino Mega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2cm" svg:height="0.4cm" svg:x="3.2cm" svg:y="6.4cm">
          <text:p text:style-name="P1"><text:span text:style-name="T1">O2 O2 O2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4cm" svg:height="1.7cm" svg:x="7.4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6.6cm" svg:y="5.7cm">
          <text:p text:style-name="P1"><text:span text:style-name="T1">Sol O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2" draw:layer="layout" svg:width="3.6cm" svg:height="0.4cm" svg:x="2.6cm" svg:y="3.3cm">
          <text:p text:style-name="P1"><text:span text:style-name="T1">Filtered Air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2cm" svg:height="2.2cm" svg:x="6.6cm" svg:y="2.4cm">
          <text:p text:style-name="P1">Ba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5" draw:layer="layout" svg:width="9.403cm" svg:height="2.031cm" svg:x="6.4cm" svg:y="9.769cm">
          <draw:text-box>
            <text:p><text:span text:style-name="T4">- Relay Status – 4 Channels</text:span></text:p>
            <text:p><text:span text:style-name="T4">- Sensor Read outs – 5 Channels</text:span></text:p>
            <text:p><text:span text:style-name="T4">- Error Codes – 1 Channel</text:span></text:p>
            <text:p><text:span text:style-name="T4"/></text:p>
            <text:p><text:span text:style-name="T4"/></text:p>
          </draw:text-box>
        </draw:frame>
        <draw:frame draw:style-name="gr19" draw:text-style-name="P12" draw:layer="layout" svg:width="6.2cm" svg:height="0.962cm" svg:x="1cm" svg:y="0.4cm">
          <draw:text-box>
            <text:p>Inputs</text:p>
          </draw:text-box>
        </draw:frame>
        <draw:custom-shape draw:style-name="gr28" draw:text-style-name="P1" draw:layer="layout" svg:width="9.593cm" svg:height="0.787cm" draw:transform="rotate (-0.00523598775598291) translate (5.803cm 11.177cm)">
          <text:p text:style-name="P1">I2C</text:p>
          <draw:enhanced-geometry svg:viewBox="0 0 21600 21600" draw:mirror-horizontal="true" draw:text-areas="0 0 21600 21600" draw:type="chevron" draw:modifiers="19679.5497185741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9" draw:text-style-name="P15" draw:layer="layout" svg:width="9.403cm" svg:height="2.18cm" svg:x="6cm" svg:y="13.051cm">
          <draw:text-box>
            <text:p><text:span text:style-name="T4">- Relay Status – 4 Channels</text:span></text:p>
            <text:p><text:span text:style-name="T4">- Sensor Read outs – 5 Channels</text:span></text:p>
            <text:p><text:span text:style-name="T4">- Error Codes – 1 Channel</text:span></text:p>
            <text:p><text:span text:style-name="T4"/></text:p>
            <text:p><text:span text:style-name="T4"/></text:p>
          </draw:text-box>
        </draw:frame>
        <draw:custom-shape draw:style-name="gr30" draw:text-style-name="P1" draw:layer="layout" svg:width="9.598cm" svg:height="0.787cm" draw:transform="rotate (0.00733038285837618) translate (5.802cm 12.264cm)">
          <text:p text:style-name="P1">I2C</text:p>
          <draw:enhanced-geometry svg:viewBox="0 0 21600 21600" draw:mirror-horizontal="false" draw:text-areas="0 0 21600 21600" draw:type="chevron" draw:modifiers="19680.550057297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0" draw:text-style-name="P13" draw:layer="layout" svg:width="2.4cm" svg:height="1.1cm" svg:x="3.601cm" svg:y="6.801cm">
          <text:p text:style-name="P1"><text:span text:style-name="T3">O2 PSW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3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9" draw:text-style-name="P12" draw:layer="layout" svg:width="4cm" svg:height="0.962cm" svg:x="1cm" svg:y="0.8cm">
          <draw:text-box>
            <text:p>- Process </text:p>
          </draw:text-box>
        </draw:frame>
        <draw:frame draw:style-name="gr31" draw:text-style-name="P16" draw:layer="layout" svg:width="24.2cm" svg:height="4.859cm" svg:x="2cm" svg:y="2.2cm">
          <draw:text-box>
            <text:p><text:span text:style-name="T5">- Close Sol IN</text:span></text:p>
            <text:p><text:span text:style-name="T5">- Open Sol Out</text:span></text:p>
            <text:p><text:span text:style-name="T5">- If Flow Out becomes low</text:span></text:p>
            <text:p><text:span text:style-name="T5">- Close Sol Out</text:span></text:p>
            <text:p><text:span text:style-name="T5">- If PS Out surges → Open Sol IN → Motor High</text:span></text:p>
            <text:p><text:span text:style-name="T5">- If PS IN reaches Pref → Close Sol IN → Open Sol Out → Motor Low</text:span></text:p>
            <text:p><text:span text:style-name="T5">- Send Values (PS IN, PS Out, Flow In , Flow Out) Via I2C. If any values received edit P ref, Wait time</text:span></text:p>
            <text:p><text:span text:style-name="T5">- <text:s/></text:span></text:p>
            <text:p><text:span text:style-name="T5"><text:s/></text:span></text:p>
          </draw:text-box>
        </draw:frame>
        <presentation:notes draw:style-name="dp2">
          <draw:page-thumbnail draw:style-name="gr21" draw:layer="layout" svg:width="19.798cm" svg:height="11.136cm" svg:x="0.6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custom-shape draw:style-name="gr32" draw:text-style-name="P17" xml:id="id15" draw:id="id15" draw:layer="layout" svg:width="3cm" svg:height="1.8cm" svg:x="2cm" svg:y="0.6cm">
          <text:p text:style-name="P1"><text:span text:style-name="T2">Sol IN Close</text:span></text:p>
          <text:p text:style-name="P1"><text:span text:style-name="T2">Sol Rel Open </text:span></text:p>
          <text:p text:style-name="P1"><text:span text:style-name="T2">Sol Out Open </text:span></text:p>
          <text:p text:style-name="P1"><text:span text:style-name="T2">Sol O2 Op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xml:id="id13" draw:id="id13" draw:layer="layout" svg:width="2cm" svg:height="2cm" svg:x="2.4cm" svg:y="3.8cm">
          <text:p text:style-name="P1"><text:span text:style-name="T1">Flow Ou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4" draw:text-style-name="P18" draw:layer="layout" svg:x1="3.4cm" svg:y1="5.8cm" svg:x2="3.4cm" svg:y2="6.4cm" draw:start-shape="id13" draw:start-glue-point="6" draw:end-shape="id14" draw:end-glue-point="0" svg:d="M3400 5800v600" svg:viewBox="0 0 1 601">
          <text:p/>
        </draw:connector>
        <draw:connector draw:style-name="gr34" draw:text-style-name="P18" draw:layer="layout" svg:x1="2.4cm" svg:y1="4.8cm" svg:x2="2cm" svg:y2="1.5cm" draw:start-shape="id13" draw:start-glue-point="5" draw:end-shape="id15" draw:end-glue-point="3" svg:d="M2400 4800h-901v-3300h501" svg:viewBox="0 0 902 3301">
          <text:p/>
        </draw:connector>
        <draw:frame draw:style-name="gr35" draw:text-style-name="P11" draw:layer="layout" svg:width="1.4cm" svg:height="0.662cm" svg:x="3.8cm" svg:y="5.6cm">
          <draw:text-box>
            <text:p><text:span text:style-name="T1">LOW</text:span></text:p>
          </draw:text-box>
        </draw:frame>
        <draw:frame draw:style-name="gr36" draw:text-style-name="P11" draw:layer="layout" svg:width="1.8cm" svg:height="1.073cm" svg:x="1.4cm" svg:y="2.6cm">
          <draw:text-box>
            <text:p><text:span text:style-name="T1">HIGH</text:span></text:p>
          </draw:text-box>
        </draw:frame>
        <draw:custom-shape draw:style-name="gr37" draw:text-style-name="P2" xml:id="id14" draw:id="id14" draw:layer="layout" svg:width="2.8cm" svg:height="1.4cm" svg:x="2cm" svg:y="6.4cm">
          <text:p text:style-name="P1"><text:span text:style-name="T1">Sol out Close</text:span></text:p>
          <text:p text:style-name="P1"><text:span text:style-name="T1">Motor 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xml:id="id16" draw:id="id16" draw:layer="layout" svg:width="2cm" svg:height="2cm" svg:x="2.4cm" svg:y="8.4cm">
          <text:p text:style-name="P1"><text:span text:style-name="T1">PS Ou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4" draw:text-style-name="P18" draw:layer="layout" svg:x1="3.4cm" svg:y1="7.8cm" svg:x2="3.4cm" svg:y2="8.4cm" draw:start-shape="id14" draw:start-glue-point="2" draw:end-shape="id16" draw:end-glue-point="4" svg:d="M3400 7800v600" svg:viewBox="0 0 1 601">
          <text:p/>
        </draw:connector>
        <draw:connector draw:style-name="gr34" draw:text-style-name="P18" draw:layer="layout" svg:x1="3.4cm" svg:y1="10.4cm" svg:x2="3.4cm" svg:y2="11cm" draw:start-shape="id16" draw:start-glue-point="6" draw:end-shape="id17" draw:end-glue-point="0" svg:d="M3400 10400v600" svg:viewBox="0 0 1 601">
          <text:p/>
        </draw:connector>
        <draw:custom-shape draw:style-name="gr38" draw:text-style-name="P2" xml:id="id17" draw:id="id17" draw:layer="layout" svg:width="2.4cm" svg:height="2cm" svg:x="2.2cm" svg:y="11cm">
          <text:p text:style-name="P1"><text:span text:style-name="T1">Sol IN Open</text:span></text:p>
          <text:p text:style-name="P1"><text:span text:style-name="T1">Sol Rel Close</text:span></text:p>
          <text:p text:style-name="P1"><text:span text:style-name="T1">Motor Hig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1" draw:layer="layout" svg:width="2.2cm" svg:height="1.073cm" svg:x="3.4cm" svg:y="10.127cm">
          <draw:text-box>
            <text:p><text:span text:style-name="T1">Negative Surge</text:span></text:p>
          </draw:text-box>
        </draw:frame>
        <draw:custom-shape draw:style-name="gr39" draw:text-style-name="P2" xml:id="id18" draw:id="id18" draw:layer="layout" svg:width="3.4cm" svg:height="1.4cm" svg:x="5.4cm" svg:y="8.6cm">
          <text:p text:style-name="P1"><text:span text:style-name="T1">Wait </text:span></text:p>
          <text:p text:style-name="P1"><text:span text:style-name="T1">X </text:span></text:p>
          <text:p text:style-name="P1"><text:span text:style-name="T1">milli second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4" draw:text-style-name="P18" draw:layer="layout" svg:x1="4.4cm" svg:y1="9.4cm" svg:x2="5.825cm" svg:y2="9.3cm" draw:start-shape="id16" draw:start-glue-point="7" draw:end-shape="id18" draw:end-glue-point="9" svg:d="M4400 9400h501v-100h924" svg:viewBox="0 0 1426 101">
          <text:p/>
        </draw:connector>
        <draw:connector draw:style-name="gr34" draw:text-style-name="P18" draw:layer="layout" svg:x1="6.675cm" svg:y1="10cm" svg:x2="6.4cm" svg:y2="11.443cm" draw:start-shape="id18" draw:start-glue-point="7" draw:end-shape="id19" draw:end-glue-point="0" svg:d="M6675 10000v722h-275v721" svg:viewBox="0 0 276 1444">
          <text:p/>
        </draw:connector>
        <draw:custom-shape draw:style-name="gr40" draw:text-style-name="P2" xml:id="id19" draw:id="id19" draw:layer="layout" svg:width="2.4cm" svg:height="1.4cm" svg:x="5.2cm" svg:y="11.443cm">
          <text:p text:style-name="P1"><text:span text:style-name="T1">No demand</text:span></text:p>
          <text:p text:style-name="P1"><text:span text:style-name="T1">Alert = hig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8" draw:layer="layout" svg:x1="5.2cm" svg:y1="12.143cm" svg:x2="4.6cm" svg:y2="12cm" draw:start-shape="id19" draw:start-glue-point="3" draw:end-shape="id17" draw:end-glue-point="1" svg:d="M5200 12143h-299v-143h-301" svg:viewBox="0 0 601 144">
          <text:p/>
        </draw:connector>
        <draw:custom-shape draw:style-name="gr41" draw:text-style-name="P2" xml:id="id20" draw:id="id20" draw:layer="layout" svg:width="3.6cm" svg:height="2cm" svg:x="1.6cm" svg:y="13.6cm">
          <text:p text:style-name="P1"><text:span text:style-name="T1">O2 S &gt; O2ref</text:span></text:p>
          <text:p text:style-name="P1"><text:span text:style-name="T1">PS IN = P re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4" draw:text-style-name="P18" draw:layer="layout" svg:x1="3.4cm" svg:y1="13cm" svg:x2="3.4cm" svg:y2="13.6cm" draw:start-shape="id17" draw:start-glue-point="2" draw:end-shape="id20" draw:end-glue-point="4" svg:d="M3400 13000v600" svg:viewBox="0 0 1 601">
          <text:p/>
        </draw:connector>
        <draw:connector draw:style-name="gr34" draw:text-style-name="P18" draw:layer="layout" svg:x1="1.6cm" svg:y1="14.6cm" svg:x2="2.2cm" svg:y2="12cm" draw:start-shape="id20" draw:start-glue-point="5" draw:end-shape="id17" draw:end-glue-point="3" svg:d="M1600 14600h-501v-2600h1101" svg:viewBox="0 0 1102 2601">
          <text:p/>
        </draw:connector>
        <draw:frame draw:style-name="gr36" draw:text-style-name="P11" draw:layer="layout" svg:width="1.8cm" svg:height="1.073cm" svg:x="1.4cm" svg:y="13.8cm">
          <draw:text-box>
            <text:p><text:span text:style-name="T1">NO</text:span></text:p>
          </draw:text-box>
        </draw:frame>
        <draw:frame draw:style-name="gr36" draw:text-style-name="P11" draw:layer="layout" svg:width="2.2cm" svg:height="1.073cm" svg:x="3.8cm" svg:y="8.327cm">
          <draw:text-box>
            <text:p><text:span text:style-name="T1">No Surge</text:span></text:p>
          </draw:text-box>
        </draw:frame>
        <draw:connector draw:style-name="gr34" draw:text-style-name="P18" draw:layer="layout" draw:line-skew="3.899cm" svg:x1="5.2cm" svg:y1="14.6cm" svg:x2="5cm" svg:y2="1.5cm" draw:start-shape="id20" draw:start-glue-point="7" draw:end-shape="id15" draw:end-glue-point="1" svg:d="M5200 14600h4401v-13100h-4601" svg:viewBox="0 0 4602 13101">
          <text:p/>
        </draw:connector>
        <draw:custom-shape draw:style-name="gr42" draw:text-style-name="P2" xml:id="id21" draw:id="id21" draw:layer="layout" svg:width="3.2cm" svg:height="1.4cm" svg:x="6cm" svg:y="2.4cm">
          <text:p text:style-name="P1"><text:span text:style-name="T1">Initiate I2C</text:span></text:p>
          <text:p text:style-name="P1"><text:span text:style-name="T1"><text:s/></text:span><text:span text:style-name="T1">messag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4" draw:text-style-name="P18" draw:layer="layout" svg:x1="3.5cm" svg:y1="2.4cm" svg:x2="3.4cm" svg:y2="3.8cm" draw:start-shape="id15" draw:start-glue-point="2" draw:end-shape="id13" draw:end-glue-point="4" svg:d="M3500 2400v701h-100v699" svg:viewBox="0 0 101 1401">
          <text:p/>
        </draw:connector>
        <draw:connector draw:style-name="gr34" draw:text-style-name="P18" draw:layer="layout" svg:x1="3.5cm" svg:y1="2.4cm" svg:x2="6.4cm" svg:y2="3.1cm" draw:start-shape="id15" draw:start-glue-point="2" draw:end-shape="id21" draw:end-glue-point="9" svg:d="M3500 2400v700h2900" svg:viewBox="0 0 2901 701">
          <text:p/>
        </draw:connector>
        <draw:custom-shape draw:style-name="gr40" draw:text-style-name="P2" xml:id="id22" draw:id="id22" draw:layer="layout" svg:width="2.4cm" svg:height="1.4cm" svg:x="6.4cm" svg:y="4.8cm">
          <text:p text:style-name="P1"><text:span text:style-name="T1">If New Values </text:span></text:p>
          <text:p text:style-name="P1"><text:span text:style-name="T1">Set valu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8" draw:layer="layout" svg:x1="7.6cm" svg:y1="3.8cm" svg:x2="7.6cm" svg:y2="4.8cm" draw:start-shape="id21" draw:start-glue-point="8" draw:end-shape="id22" draw:end-glue-point="0" svg:d="M7600 3800v1000" svg:viewBox="0 0 1 1001">
          <text:p/>
        </draw:connector>
        <draw:custom-shape draw:style-name="gr43" draw:text-style-name="P19" draw:layer="layout" svg:width="9.8cm" svg:height="6cm" svg:x="0.4cm" svg:y="0.4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4cm" svg:height="0.962cm" svg:x="10.6cm" svg:y="2.838cm">
          <draw:text-box>
            <text:p>- Exhale </text:p>
          </draw:text-box>
        </draw:frame>
        <draw:custom-shape draw:style-name="gr44" draw:text-style-name="P19" draw:layer="layout" svg:width="9.8cm" svg:height="7.2cm" svg:x="0.4cm" svg:y="6.4cm">
          <text:p/>
          <draw:enhanced-geometry svg:viewBox="0 0 21600 21600" draw:type="rectangle" draw:enhanced-path="M 0 0 L 21600 0 21600 21600 0 21600 0 0 Z N"/>
        </draw:custom-shape>
        <draw:frame draw:style-name="gr19" draw:text-style-name="P12" draw:layer="layout" svg:width="4cm" svg:height="0.962cm" svg:x="10.4cm" svg:y="9.638cm">
          <draw:text-box>
            <text:p>- Inhale </text:p>
          </draw:text-box>
        </draw:frame>
        <presentation:notes draw:style-name="dp2">
          <draw:page-thumbnail draw:style-name="gr21" draw:layer="layout" svg:width="19.798cm" svg:height="11.136cm" svg:x="0.6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8T21:09:32.789554181</meta:creation-date>
    <dc:date>2020-04-09T13:05:52.853490796</dc:date>
    <meta:editing-duration>PT1H17M28S</meta:editing-duration>
    <meta:editing-cycles>7</meta:editing-cycles>
    <meta:generator>LibreOffice/6.0.7.3$Linux_X86_64 LibreOffice_project/00m0$Build-3</meta:generator>
    <meta:document-statistic meta:object-count="142"/>
  </office:meta>
</office:document-meta>
</file>